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ure! Let's go through the code step by step to understand its functionality.</text:p>
      <text:p text:style-name="Standard"/>
      <text:p text:style-name="Standard">1. Import Statements:</text:p>
      <text:p text:style-name="Standard"><text:s text:c="3"/>- The necessary import statements are included at the beginning of each file to import required classes and annotations.</text:p>
      <text:p text:style-name="Standard"/>
      <text:p text:style-name="Standard">2. TutorialController:</text:p>
      <text:p text:style-name="Standard"><text:s text:c="3"/>- This class is annotated with `@RestController`, indicating that it is a RESTful controller that handles HTTP requests and returns responses.</text:p>
      <text:p text:style-name="Standard"><text:s text:c="3"/>- The `@CrossOrigin` annotation allows cross-origin requests from any origin by default. It enables the API to be accessed by clients from different domains.</text:p>
      <text:p text:style-name="Standard"><text:s text:c="3"/>- The `@RequestMapping` annotation specifies the base URL ("/api") for all the endpoints in this controller.</text:p>
      <text:p text:style-name="Standard"/>
      <text:p text:style-name="Standard">3. Dependencies and Autowiring:</text:p>
      <text:p text:style-name="Standard"><text:s text:c="3"/>- The `TutorialController` class has a dependency on the `TutorialRepository` interface, which is autowired using the `@Autowired` annotation. This allows the controller to use the repository to interact with the database.</text:p>
      <text:p text:style-name="Standard"/>
      <text:p text:style-name="Standard">4. Endpoint Definitions:</text:p>
      <text:p text:style-name="Standard"><text:s text:c="3"/>- `getAllTutorials`: This method handles the GET request to retrieve all tutorials. It accepts an optional query parameter "title" to filter tutorials based on the title. It retrieves tutorials from the repository and returns a response entity with the tutorials and an appropriate HTTP status.</text:p>
      <text:p text:style-name="Standard"><text:s text:c="3"/>- `getTutorialById`: This method handles the GET request to retrieve a tutorial by its ID. It receives the ID as a path variable, fetches the corresponding tutorial from the repository, and returns a response entity with the tutorial or a NOT_FOUND status if the tutorial doesn't exist.</text:p>
      <text:p text:style-name="Standard"><text:s text:c="3"/>- `createTutorial`: This method handles the POST request to create a new tutorial. It receives the tutorial data in the request body, saves it to the repository, and returns a response entity with the created tutorial and a CREATED status.</text:p>
      <text:p text:style-name="Standard"><text:s text:c="3"/>- `updateTutorial`: This method handles the PUT request to update an existing tutorial. It receives the tutorial ID as a path variable and the updated tutorial data in the request body. It fetches the existing tutorial from the repository, updates its fields, saves the changes, and returns a response entity with the updated tutorial or a NOT_FOUND status if the tutorial doesn't exist.</text:p>
      <text:p text:style-name="Standard"><text:s text:c="3"/>- `deleteTutorial`: This method handles the DELETE request to delete a tutorial by its ID. It receives the tutorial ID as a path variable, deletes the tutorial from the repository, and returns a response entity with a NO_CONTENT status.</text:p>
      <text:p text:style-name="Standard"><text:s text:c="3"/>- `deleteAllTutorials`: This method handles the DELETE request to delete all tutorials. It deletes all tutorials from the repository and returns a response entity with a NO_CONTENT status.</text:p>
      <text:p text:style-name="Standard"><text:s text:c="3"/>- `findByPublished`: This method handles the GET request to retrieve all published tutorials. It fetches the published tutorials from the repository and returns a response entity with the tutorials or a NO_CONTENT status if no tutorials are published.</text:p>
      <text:p text:style-name="Standard"/>
      <text:p text:style-name="Standard">5. Tutorial Entity:</text:p>
      <text:p text:style-name="Standard"><text:s text:c="3"/>- The `Tutorial` class is annotated with `@Entity` to indicate that it is a JPA entity and will be mapped to a database table.</text:p>
      <text:p text:style-name="Standard"><text:s text:c="3"/>- The `@Table` annotation specifies the name of the table in the database ("tutorials").</text:p>
      <text:p text:style-name="Standard"><text:s text:c="3"/>- The class has fields representing the properties of a tutorial: `id`, `title`, `description`, and `published`. The fields are annotated with `@Column` to map them to table columns.</text:p>
      <text:p text:style-name="Standard"/>
      <text:p text:style-name="Standard"><text:soft-page-break/>6. TutorialRepository:</text:p>
      <text:p text:style-name="Standard"><text:s text:c="3"/>- The `TutorialRepository` interface extends the `JpaRepository` interface, which provides CRUD operations and other common database operations for the `Tutorial` entity.</text:p>
      <text:p text:style-name="Standard"><text:s text:c="3"/>- Additional methods are defined in the interface to retrieve tutorials based on specific criteria, such as `findByPublished` and `findByTitleContaining`.</text:p>
      <text:p text:style-name="Standard"/>
      <text:p text:style-name="Standard">7. DemoApplication:</text:p>
      <text:p text:style-name="Standard"><text:s text:c="3"/>- This class is the entry point of the Spring Boot application.</text:p>
      <text:p text:style-name="Standard"><text:s text:c="3"/>- It is annotated with `@SpringBootApplication`, which enables auto-configuration and component scanning.</text:p>
      <text:p text:style-name="Standard"/>
      <text:p text:style-name="Standard">That's a high-level overview of the code. The provided code sets up a Spring Boot application with a RESTful API for managing tutorials. It includes CRUD operations, filtering by title, and retrieving published tutorials. The `Tutorial` class represents the tutorial entity, and the `TutorialRepository` interface provides methods to interact with the database.</text:p>
      <text:p text:style-name="P1">The `TutorialRepository` interface is used to interact with the database and perform CRUD (Create, Read, Update, Delete) operations on the `Tutorial` entity. It extends the `JpaRepository` interface provided by Spring Data JPA, which already includes common database operations.</text:p>
      <text:p text:style-name="Standard"/>
      <text:p text:style-name="Standard">By defining the `TutorialRepository` interface, you can easily perform operations such as saving new tutorials, retrieving tutorials by ID, deleting tutorials, and querying tutorials based on specific criteria. It provides an abstraction layer between the application code and the underlying database, allowing you to write database operations in a more concise and expressive manner.</text:p>
      <text:p text:style-name="Standard"/>
      <text:p text:style-name="Standard">The `@Column` annotation is used to specify the mapping between a class field and a database column. In the `Tutorial` class, the `@Column` annotation is applied to the `title`, `description`, and `published` fields. Here's what each usage means:</text:p>
      <text:p text:style-name="Standard"/>
      <text:p text:style-name="Standard">1. `@Column(name = "title")`</text:p>
      <text:p text:style-name="Standard"><text:s text:c="3"/>- This annotation is used to map the `title` field to a column in the database table. The `name` attribute specifies the name of the corresponding column in the table. In this case, the `title` field will be stored in a column named "title" in the "tutorials" table.</text:p>
      <text:p text:style-name="Standard"/>
      <text:p text:style-name="Standard">2. `@Column(name = "description")`</text:p>
      <text:p text:style-name="Standard"><text:s text:c="3"/>- Similar to the previous `@Column` annotation, this maps the `description` field to a column named "description" in the table.</text:p>
      <text:p text:style-name="Standard"/>
      <text:p text:style-name="Standard">3. `@Column(name = "published")`</text:p>
      <text:p text:style-name="Standard"><text:s text:c="3"/>- This annotation maps the `published` field to a column named "published" in the table.</text:p>
      <text:p text:style-name="Standard"/>
      <text:p text:style-name="Standard">By using the `@Column` annotation, you can customize the mapping between the Java class and the database table. You can specify the column name, data type, length, nullable constraints, and other properties. It provides flexibility and control over how the fields of the entity are persisted in the database.</text:p>
      <text:p text:style-name="Standard"/>
      <text:p text:style-name="Standard">In summary, the `@Column` annotation allows you to define and customize the mapping between the fields of the `Tutorial` class and the corresponding columns in the database table. It helps in persisting and retrieving data from the database in a structured mann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7:24:21.723104097</meta:creation-date>
    <dc:date>2023-10-30T17:27:19.807776380</dc:date>
    <meta:editing-duration>PT1M44S</meta:editing-duration>
    <meta:editing-cycles>2</meta:editing-cycles>
    <meta:generator>LibreOffice/7.6.2.1$Linux_X86_64 LibreOffice_project/60$Build-1</meta:generator>
    <meta:document-statistic meta:table-count="0" meta:image-count="0" meta:object-count="0" meta:page-count="3" meta:paragraph-count="39" meta:word-count="942" meta:character-count="6235" meta:non-whitespace-character-count="5266"/>
  </office:meta>
</office:document-meta>
</file>